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2.778cm"/>
    </style:style>
    <style:style style:name="co4" style:family="table-column">
      <style:table-column-properties fo:break-before="auto" style:column-width="4.588cm"/>
    </style:style>
    <style:style style:name="co5" style:family="table-column">
      <style:table-column-properties fo:break-before="auto" style:column-width="10.23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84d1"/>
      <style:text-properties fo:color="#000000"/>
    </style:style>
  </office:automatic-styles>
  <office:body>
    <office:spreadsheet>
      <table:table table:name="len5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enClass</text:p>
          </table:table-cell>
          <table:table-cell office:value-type="string">
            <text:p>min (cm)</text:p>
          </table:table-cell>
          <table:table-cell office:value-type="string">
            <text:p>max (cm)</text:p>
          </table:table-cell>
          <table:table-cell table:number-columns-repeated="2"/>
        </table:table-row>
        <table:table-row table:style-name="ro2">
          <table:table-cell office:value-type="string">
            <text:p>len110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>
          <table:table-cell office:value-type="string">
            <text:p>len115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string">
            <text:p>len120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2">
          <table:table-cell office:value-type="string">
            <text:p>len12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2">
          <table:table-cell office:value-type="string">
            <text:p>len130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2">
          <table:table-cell office:value-type="string">
            <text:p>len135</text:p>
          </table:table-cell>
          <table:table-cell office:value-type="float" office:value="135">
            <text:p>135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2">
          <table:table-cell office:value-type="string">
            <text:p>len140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 office:value-type="string">
            <text:p>len145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office:value-type="string">
            <text:p>len150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2">
          <table:table-cell office:value-type="string">
            <text:p>len155</text:p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2">
          <table:table-cell office:value-type="string">
            <text:p>len160</text:p>
          </table:table-cell>
          <table:table-cell office:value-type="float" office:value="160">
            <text:p>16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len165</text:p>
          </table:table-cell>
          <table:table-cell office:value-type="float" office:value="165">
            <text:p>165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2">
          <table:table-cell office:value-type="string">
            <text:p>len170</text:p>
          </table:table-cell>
          <table:table-cell office:value-type="float" office:value="170">
            <text:p>170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2">
          <table:table-cell office:value-type="string">
            <text:p>len175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2">
          <table:table-cell office:value-type="string">
            <text:p>len180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2">
          <table:table-cell office:value-type="string">
            <text:p>len185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string">
            <text:p>len190</text:p>
          </table:table-cell>
          <table:table-cell office:value-type="float" office:value="190">
            <text:p>190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string">
            <text:p>len195</text:p>
          </table:table-cell>
          <table:table-cell office:value-type="float" office:value="195">
            <text:p>195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2">
          <table:table-cell office:value-type="string">
            <text:p>len200</text:p>
          </table:table-cell>
          <table:table-cell office:value-type="float" office:value="200">
            <text:p>200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>
          <table:table-cell office:value-type="string">
            <text:p>len205</text:p>
          </table:table-cell>
          <table:table-cell office:value-type="float" office:value="205">
            <text:p>205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2">
          <table:table-cell office:value-type="string">
            <text:p>len210</text:p>
          </table:table-cell>
          <table:table-cell office:value-type="float" office:value="210">
            <text:p>210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2">
          <table:table-cell office:value-type="string">
            <text:p>len215</text:p>
          </table:table-cell>
          <table:table-cell office:value-type="float" office:value="215">
            <text:p>215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2">
          <table:table-cell office:value-type="string">
            <text:p>len220</text:p>
          </table:table-cell>
          <table:table-cell office:value-type="float" office:value="220">
            <text:p>220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2">
          <table:table-cell office:value-type="string">
            <text:p>len225</text:p>
          </table:table-cell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Bottlenose dolphin</text:p>
          </table:table-cell>
        </table:table-row>
        <table:table-row table:style-name="ro2">
          <table:table-cell office:value-type="string">
            <text:p>len230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2">
          <table:table-cell office:value-type="string">
            <text:p>len235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len240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2">
          <table:table-cell office:value-type="string">
            <text:p>len245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en25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55">
            <text:p>25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en255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60">
            <text:p>26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en260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65">
            <text:p>26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en265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en270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75">
            <text:p>275</text:p>
          </table:table-cell>
          <table:table-cell table:formula="of:=AVERAGE([.B30:.C30])" office:value-type="float" office:value="252.5">
            <text:p>252,5</text:p>
          </table:table-cell>
          <table:table-cell office:value-type="string">
            <text:p>(media del último grupo de talla)</text:p>
          </table:table-cell>
        </table:table-row>
        <table:table-row table:style-name="ro2">
          <table:table-cell table:style-name="ce1" office:value-type="string">
            <text:p>len275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80">
            <text:p>280</text:p>
          </table:table-cell>
          <table:table-cell office:value-type="float" office:value="254">
            <text:p>254</text:p>
          </table:table-cell>
          <table:table-cell office:value-type="string">
            <text:p>Linf</text:p>
          </table:table-cell>
        </table:table-row>
        <table:table-row table:style-name="ro2">
          <table:table-cell table:style-name="ce1" office:value-type="string">
            <text:p>len280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85">
            <text:p>285</text:p>
          </table:table-cell>
          <table:table-cell table:style-name="ce2" office:value-type="string">
            <text:p>Grupo plus 250+</text:p>
          </table:table-cell>
          <table:table-cell office:value-type="string">
            <text:p>Linf no puede ser menor que la media del último grupo de talla</text:p>
          </table:table-cell>
        </table:table-row>
      </table:table>
      <table:table table:name="len10" table:style-name="ta1">
        <table:table-column table:style-name="co1" table:default-cell-style-name="Default"/>
        <table:table-row table:style-name="ro2">
          <table:table-cell/>
        </table:table-row>
      </table:table>
      <table:table table:name="len15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enClass</text:p>
          </table:table-cell>
          <table:table-cell office:value-type="string">
            <text:p>min (cm)</text:p>
          </table:table-cell>
          <table:table-cell office:value-type="string">
            <text:p>max (cm)</text:p>
          </table:table-cell>
          <table:table-cell table:number-columns-repeated="2"/>
        </table:table-row>
        <table:table-row table:style-name="ro2">
          <table:table-cell office:value-type="string">
            <text:p>len110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>
          <table:table-cell office:value-type="string">
            <text:p>len120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2">
          <table:table-cell office:value-type="string">
            <text:p>len135</text:p>
          </table:table-cell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 office:value-type="string">
            <text:p>len150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2">
          <table:table-cell office:value-type="string">
            <text:p>len165</text:p>
          </table:table-cell>
          <table:table-cell office:value-type="float" office:value="175">
            <text:p>175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Bottlenose dolphin</text:p>
          </table:table-cell>
        </table:table-row>
        <table:table-row table:style-name="ro2">
          <table:table-cell office:value-type="string">
            <text:p>len180</text:p>
          </table:table-cell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2">
          <table:table-cell office:value-type="string">
            <text:p>len195</text:p>
          </table:table-cell>
          <table:table-cell office:value-type="float" office:value="220">
            <text:p>220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len210</text:p>
          </table:table-cell>
          <table:table-cell table:style-name="ce3" office:value-type="float" office:value="235">
            <text:p>235</text:p>
          </table:table-cell>
          <table:table-cell table:style-name="ce3" office:value-type="float" office:value="250">
            <text:p>2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len225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265">
            <text:p>26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en240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80">
            <text:p>280</text:p>
          </table:table-cell>
          <table:table-cell table:formula="of:=AVERAGE([.B9:.C9])" office:value-type="float" office:value="242.5">
            <text:p>242,5</text:p>
          </table:table-cell>
          <table:table-cell office:value-type="string">
            <text:p>(media del último grupo de talla)</text:p>
          </table:table-cell>
        </table:table-row>
        <table:table-row table:style-name="ro2">
          <table:table-cell table:style-name="ce1" office:value-type="string">
            <text:p>len255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95">
            <text:p>295</text:p>
          </table:table-cell>
          <table:table-cell office:value-type="float" office:value="254">
            <text:p>254</text:p>
          </table:table-cell>
          <table:table-cell office:value-type="string">
            <text:p>Linf</text:p>
          </table:table-cell>
        </table:table-row>
        <table:table-row table:style-name="ro2">
          <table:table-cell table:style-name="ce1" office:value-type="string">
            <text:p>len270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10">
            <text:p>310</text:p>
          </table:table-cell>
          <table:table-cell table:style-name="ce2" office:value-type="string">
            <text:p>Grupo plus 240+</text:p>
          </table:table-cell>
          <table:table-cell office:value-type="string">
            <text:p>Linf no puede ser menor que la media del último grupo de tal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0000-00-00T17:42:12.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Saavedra</meta:initial-creator>
    <meta:creation-date>2013-07-16T13:25:28</meta:creation-date>
    <dc:date>2015-04-17T17:51:44.21</dc:date>
    <meta:editing-duration>P0D</meta:editing-duration>
    <meta:editing-cycles>4</meta:editing-cycles>
    <meta:generator>LibreOffice/3.6$Windows_x86 LibreOffice_project/2ef5aff-a6fb0ff-166bdff-cf087ad-0f1389</meta:generator>
    <meta:document-statistic meta:table-count="3" meta:cell-count="161" meta:object-count="0"/>
  </office:meta>
</office:document-meta>
</file>